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paragraph-properties>
        <style:tab-stops>
          <style:tab-stop style:position="13.944cm" style:type="center"/>
          <style:tab-stop style:position="27.698cm" style:type="right"/>
        </style:tab-stops>
      </style:paragraph-properties>
      <style:text-properties fo:font-size="10pt" style:font-size-asian="10pt" style:font-size-complex="10pt"/>
    </style:style>
    <style:style style:name="P2" style:family="paragraph" style:parent-style-name="Header">
      <style:paragraph-properties fo:text-align="end" style:justify-single-word="false">
        <style:tab-stops>
          <style:tab-stop style:position="13.944cm" style:type="center"/>
          <style:tab-stop style:position="27.698cm" style:type="right"/>
        </style:tab-stops>
      </style:paragraph-properties>
      <style:text-properties fo:font-size="10pt" style:font-size-asian="10pt" style:font-size-complex="10pt"/>
    </style:style>
    <style:style style:name="P3" style:family="paragraph" style:parent-style-name="Header">
      <style:paragraph-properties fo:text-align="center" style:justify-single-word="false">
        <style:tab-stops>
          <style:tab-stop style:position="13.944cm" style:type="center"/>
          <style:tab-stop style:position="27.698cm" style:type="right"/>
        </style:tab-stops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text-properties fo:font-size="6pt" style:font-size-asian="5.25pt" style:font-size-complex="6pt"/>
    </style:style>
    <style:style style:name="P5" style:family="paragraph" style:parent-style-name="Standard">
      <style:paragraph-properties fo:margin-left="3.466cm" fo:margin-right="0cm" fo:text-indent="-3.466cm" style:auto-text-indent="false">
        <style:tab-stops>
          <style:tab-stop style:position="2.974cm"/>
        </style:tab-stops>
      </style:paragraph-properties>
    </style:style>
    <style:style style:name="P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use-window-font-color="true" style:text-outline="false" style:text-line-through-style="none" style:text-position="0% 100%" style:font-name="Tahoma" fo:font-size="1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size-asian="10.5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text:tracked-changes text:track-changes="false">
        <text:changed-region xml:id="ct247071912" text:id="ct247071912">
          <text:insertion>
            <office:change-info>
              <dc:creator>Luc Saffre</dc:creator>
              <dc:date>2012-05-31T13:47:00</dc:date>
            </office:change-info>
          </text:insertion>
        </text:changed-region>
        <text:changed-region xml:id="ct112406280" text:id="ct112406280">
          <text:insertion>
            <office:change-info>
              <dc:creator>Luc Saffre</dc:creator>
              <dc:date>2012-05-28T23:04:00</dc:date>
            </office:change-info>
          </text:insertion>
        </text:changed-region>
        <text:changed-region xml:id="ct112675624" text:id="ct112675624">
          <text:insertion>
            <office:change-info>
              <dc:creator>Luc Saffre</dc:creator>
              <dc:date>2012-07-20T13:44:00</dc:date>
            </office:change-info>
          </text:insertion>
        </text:changed-region>
        <text:changed-region xml:id="ct247044832" text:id="ct247044832">
          <text:insertion>
            <office:change-info>
              <dc:creator>Luc Saffre</dc:creator>
              <dc:date>2012-07-20T21:48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Klient: <text:tab/><text:change-start text:change-id="ct247071912"/>self.person.address(', ')<text:change-end text:change-id="ct247071912"/></text:p>
      <text:p text:style-name="Standard">Sozialarbeiter: <text:change-start text:change-id="ct112406280"/>self.user<text:change-end text:change-id="ct112406280"/></text:p>
      <text:p text:style-name="Standard">ZDSS: <text:change-start text:change-id="ct112675624"/>self.ticket<text:change-end text:change-id="ct112675624"/> / <text:change-start text:change-id="ct247044832"/>self.sent<text:change-end text:change-id="ct247044832"/></text:p>
      <text:h text:style-name="Heading_20_2" text:outline-level="2">Resultate</text:h>
      <text:p text:style-name="Text_20_body">foo<office:annotation><dc:creator>Luc Saffre</dc:creator><dc:date>2012-06-13T12:04:12.46</dc:date><text:p text:style-name="P6"><text:span text:style-name="T1">do text</text:span></text:p><text:p text:style-name="P6"><text:span text:style-name="T1">from table(self.Result(ar))</text:span></text:p></office:annotation>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size="12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2cm" style:type="center"/>
          <style:tab-stop style:position="18.4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18.401cm" table:align="margins"/>
    </style:style>
    <style:style style:name="Table1.A" style:family="table-column">
      <style:table-column-properties style:column-width="3.743cm" style:rel-column-width="13333*"/>
    </style:style>
    <style:style style:name="Table1.B" style:family="table-column">
      <style:table-column-properties style:column-width="11.284cm" style:rel-column-width="40187*"/>
    </style:style>
    <style:style style:name="Table1.C" style:family="table-column">
      <style:table-column-properties style:column-width="3.374cm" style:rel-column-width="12015*"/>
    </style:style>
    <style:style style:name="Table1.A1" style:family="table-cell">
      <style:table-cell-properties style:vertical-align="middle"/>
    </style:style>
    <style:style style:name="MP1" style:family="paragraph" style:parent-style-name="Header">
      <style:paragraph-properties>
        <style:tab-stops>
          <style:tab-stop style:position="13.944cm" style:type="center"/>
          <style:tab-stop style:position="27.698cm" style:type="right"/>
        </style:tab-stops>
      </style:paragraph-properties>
      <style:text-properties fo:font-size="10pt" style:font-size-asian="10pt" style:font-size-complex="10pt"/>
    </style:style>
    <style:style style:name="MP2" style:family="paragraph" style:parent-style-name="Header">
      <style:paragraph-properties fo:text-align="center" style:justify-single-word="false">
        <style:tab-stops>
          <style:tab-stop style:position="13.944cm" style:type="center"/>
          <style:tab-stop style:position="27.698cm" style:type="right"/>
        </style:tab-stops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MP3" style:family="paragraph" style:parent-style-name="Header">
      <style:paragraph-properties fo:text-align="end" style:justify-single-word="false">
        <style:tab-stops>
          <style:tab-stop style:position="13.944cm" style:type="center"/>
          <style:tab-stop style:position="27.698cm" style:type="right"/>
        </style:tab-stops>
      </style:paragraph-properties>
      <style:text-properties fo:font-size="10pt" style:font-size-asian="10pt" style:font-size-complex="10pt"/>
    </style:style>
    <style:style style:name="MP4" style:family="paragraph" style:parent-style-name="Standard">
      <style:text-properties fo:font-size="6pt" style:font-size-asian="5.25pt" style:font-size-complex="6pt"/>
    </style:style>
    <style:page-layout style:name="Mpm1">
      <style:page-layout-properties fo:page-width="21.001cm" fo:page-height="29.7cm" style:num-format="1" style:print-orientation="portrait" fo:margin-top="1.499cm" fo:margin-bottom="1.499cm" fo:margin-left="1.6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/>
    </style:page-layout>
    <number:date-style style:name="N37">
      <number:day/>
      <number:text>.</number:text>
      <number:month/>
      <number:text>.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</office:automatic-styles>
  <office:master-styles>
    <style:master-page style:name="Standard" style:page-layout-name="Mpm1">
      <style:header>
        <text:tracked-changes>
          <text:changed-region xml:id="ct112967656" text:id="ct112967656">
            <text:insertion>
              <office:change-info>
                <dc:creator>Luc Saffre</dc:creator>
                <dc:date>2012-07-20T21:47:00</dc:date>
              </office:change-info>
            </text:insertion>
          </text:changed-region>
          <text:changed-region xml:id="ct247141816" text:id="ct247141816">
            <text:insertion>
              <office:change-info>
                <dc:creator>Luc Saffre</dc:creator>
                <dc:date>2012-07-20T21:47:00</dc:date>
              </office:change-info>
            </text:insertion>
          </text:changed-region>
        </text:tracked-changes>
        <table:table table:name="Table1" table:style-name="Table1">
          <table:table-column table:style-name="Table1.A"/>
          <table:table-column table:style-name="Table1.B"/>
          <table:table-column table:style-name="Table1.C"/>
          <table:table-row>
            <table:table-cell table:style-name="Table1.A1" office:value-type="string">
              <text:p text:style-name="MP1">foo<office:annotation><dc:creator>Luc Saffre</dc:creator><dc:date>2012-07-20T21:35:16.43</dc:date><text:p>do text</text:p><text:p>from html(settings.LINO.site_header())</text:p></office:annotation></text:p>
            </table:table-cell>
            <table:table-cell table:style-name="Table1.A1" office:value-type="string">
              <text:p text:style-name="MP2"><text:change-start text:change-id="ct112967656"/>self<text:change-end text:change-id="ct112967656"/></text:p>
            </table:table-cell>
            <table:table-cell office:value-type="string">
              <text:p text:style-name="MP3">Seite <text:page-number text:select-page="current">1</text:page-number> von <text:page-count>1</text:page-count><text:line-break/><text:date style:data-style-name="N37" text:date-value="2013-02-28T19:26:28.74">28.02.13</text:date> <text:time style:data-style-name="N41" text:time-value="2013-02-28T19:26:28.74">19:24:31</text:time><text:line-break/><text:change-start text:change-id="ct247141816"/>settings.LINO.site_version()<text:change-end text:change-id="ct247141816"/></text:p>
            </table:table-cell>
          </table:table-row>
        </table:table>
        <text:p text:style-name="MP4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c Saffre</meta:initial-creator>
    <meta:creation-date>2012-05-28T22:57:02.53</meta:creation-date>
    <dc:date>2013-02-28T19:26:28.59</dc:date>
    <dc:creator>Luc Saffre</dc:creator>
    <meta:editing-duration>PT1H1M29S</meta:editing-duration>
    <meta:editing-cycles>27</meta:editing-cycles>
    <meta:generator>LibreOffice/3.4$Win32 LibreOffice_project/340m1$Build-402</meta:generator>
    <meta:document-statistic meta:table-count="1" meta:image-count="0" meta:object-count="0" meta:page-count="1" meta:paragraph-count="8" meta:word-count="22" meta:character-count="169" meta:non-whitespace-character-count="156"/>
  </office:meta>
</office:document-meta>
</file>